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5D84F6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5" style:family="paragraph" style:parent-style-name="Table_20_Contents">
      <style:text-properties officeooo:rsid="003dc3a6" officeooo:paragraph-rsid="003dc3a6"/>
    </style:style>
    <style:style style:name="P16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7" style:family="paragraph" style:parent-style-name="Table_20_Contents">
      <style:text-properties officeooo:rsid="003e6aee" officeooo:paragraph-rsid="003e6aee"/>
    </style:style>
    <style:style style:name="P18" style:family="paragraph" style:parent-style-name="Table_20_Contents">
      <style:text-properties officeooo:rsid="003ead6c" officeooo:paragraph-rsid="003ead6c"/>
    </style:style>
    <style:style style:name="P19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0" style:family="paragraph" style:parent-style-name="Table_20_Contents">
      <style:text-properties officeooo:rsid="00403451" officeooo:paragraph-rsid="00403451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text-properties officeooo:paragraph-rsid="001c2594"/>
    </style:style>
    <style:style style:name="P23" style:family="paragraph" style:parent-style-name="Standard">
      <style:text-properties officeooo:rsid="002453de" officeooo:paragraph-rsid="002453de"/>
    </style:style>
    <style:style style:name="P24" style:family="paragraph" style:parent-style-name="Standard">
      <style:text-properties officeooo:rsid="002a022a" officeooo:paragraph-rsid="002a022a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Heading_20_2" style:list-style-name="">
      <style:paragraph-properties fo:orphans="2" fo:widows="2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1">
      <style:text-properties officeooo:rsid="002a022a" officeooo:paragraph-rsid="002a022a"/>
    </style:style>
    <style:style style:name="P31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2" style:family="paragraph" style:parent-style-name="Heading_20_1" style:master-page-name="First_20_Page">
      <style:paragraph-properties style:page-number="auto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Standard" style:list-style-name="L5"/>
    <style:style style:name="P35" style:family="paragraph" style:parent-style-name="Standard" style:list-style-name="L5">
      <style:text-properties style:font-name="Times New Roman1"/>
    </style:style>
    <style:style style:name="P36" style:family="paragraph" style:parent-style-name="Standard" style:master-page-name="StdPortrait">
      <style:paragraph-properties style:page-number="auto"/>
    </style:style>
    <style:style style:name="P3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0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41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" style:family="paragraph">
      <style:paragraph-properties style:writing-mode="lr-tb"/>
    </style:style>
    <style:style style:name="P44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3a0848"/>
    </style:style>
    <style:style style:name="T2" style:family="text">
      <style:text-properties officeooo:rsid="003e6aee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f173a" style:font-size-asian="8pt" style:font-size-complex="8pt"/>
    </style:style>
    <style:style style:name="T6" style:family="text">
      <style:text-properties fo:font-size="8pt" officeooo:rsid="0032d21d" style:font-size-asian="8pt" style:font-size-complex="8pt"/>
    </style:style>
    <style:style style:name="T7" style:family="text">
      <style:text-properties fo:font-size="8pt" officeooo:rsid="0032d21d" style:font-size-asian="8pt"/>
    </style:style>
    <style:style style:name="T8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ize="9pt" style:font-size-asian="9pt"/>
    </style:style>
    <style:style style:name="T11" style:family="text">
      <style:text-properties officeooo:rsid="003a0848"/>
    </style:style>
    <style:style style:name="T12" style:family="text">
      <style:text-properties officeooo:rsid="003e6aee"/>
    </style:style>
    <style:style style:name="T13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4" style:family="text">
      <style:text-properties officeooo:rsid="002c7ff0"/>
    </style:style>
    <style:style style:name="T15" style:family="text">
      <style:text-properties officeooo:rsid="00218c75"/>
    </style:style>
    <style:style style:name="T16" style:family="text">
      <style:text-properties officeooo:rsid="002268db"/>
    </style:style>
    <style:style style:name="T17" style:family="text">
      <style:text-properties officeooo:rsid="002453de"/>
    </style:style>
    <style:style style:name="T18" style:family="text">
      <style:text-properties officeooo:rsid="0025e5ae"/>
    </style:style>
    <style:style style:name="T19" style:family="text">
      <style:text-properties officeooo:rsid="002a022a"/>
    </style:style>
    <style:style style:name="T20" style:family="text">
      <style:text-properties officeooo:rsid="002be2f4"/>
    </style:style>
    <style:style style:name="T21" style:family="text">
      <style:text-properties officeooo:rsid="0031a059"/>
    </style:style>
    <style:style style:name="T22" style:family="text">
      <style:text-properties officeooo:rsid="0034e515"/>
    </style:style>
    <style:style style:name="T23" style:family="text">
      <style:text-properties officeooo:rsid="003971c4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Ubuntu" fo:font-size="10pt" fo:language="en" fo:country="US" style:language-asian="zxx" style:country-asian="none" style:language-complex="zxx" style:country-complex="none"/>
    </style:style>
    <style:style style:name="T2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40451683290048" text:id="ct140451683290048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140451741003856" text:id="ct140451741003856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140451709674336" text:id="ct14045170967433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741798896" text:id="ct14045174179889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752000832" text:id="ct14045175200083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684248448" text:id="ct140451684248448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749311504" text:id="ct14045174931150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664174000" text:id="ct140451664174000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749954416" text:id="ct14045174995441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140451747055184" text:id="ct140451747055184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665814864" text:id="ct140451665814864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666101248" text:id="ct140451666101248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668280672" text:id="ct14045166828067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739464560" text:id="ct14045173946456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668148992" text:id="ct14045166814899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730634224" text:id="ct140451730634224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140451636546832" text:id="ct140451636546832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140451740637040" text:id="ct140451740637040">
          <text:deletion>
            <office:change-info>
              <dc:creator>Stuart Baker</dc:creator>
              <dc:date>2015-10-17T17:15:00</dc:date>
            </office:change-info>
            <text:p text:style-name="Table_20_Contents"><text:span text:style-name="T1">d</text:span></text:p>
          </text:deletion>
        </text:changed-region>
        <text:changed-region xml:id="ct140451736070752" text:id="ct140451736070752">
          <text:insertion>
            <office:change-info>
              <dc:creator>Stuart Baker</dc:creator>
              <dc:date>2016-01-24T12:20:00</dc:date>
            </office:change-info>
          </text:insertion>
        </text:changed-region>
        <text:changed-region xml:id="ct140451668259248" text:id="ct140451668259248">
          <text:deletion>
            <office:change-info>
              <dc:creator>Stuart Baker</dc:creator>
              <dc:date>2016-01-24T12:13:00</dc:date>
            </office:change-info>
            <text:p text:style-name="Table_20_Contents"><text:span text:style-name="T2">t</text:span></text:p>
          </text:deletion>
        </text:changed-region>
        <text:changed-region xml:id="ct140451739929360" text:id="ct140451739929360">
          <text:deletion>
            <office:change-info>
              <dc:creator>Stuart Baker</dc:creator>
              <dc:date>2016-01-24T12:19:00</dc:date>
            </office:change-info>
            <text:p text:style-name="Table_20_Contents"><text:span text:style-name="T2">rain Control</text:span></text:p>
          </text:deletion>
        </text:changed-region>
        <text:changed-region xml:id="ct140451738952768" text:id="ct140451738952768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140451736591984" text:id="ct140451736591984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140451730564032" text:id="ct140451730564032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140451731036176" text:id="ct140451731036176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140451773220576" text:id="ct140451773220576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140451772459344" text:id="ct14045177245934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140451773217456" text:id="ct140451773217456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140451731950144" text:id="ct14045173195014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140451731929104" text:id="ct14045173192910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140451731955248" text:id="ct140451731955248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40451731967216" text:id="ct14045173196721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140451731752000" text:id="ct140451731752000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140451602925296" text:id="ct140451602925296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140451732502624" text:id="ct140451732502624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451755468032" text:id="ct140451755468032">
          <text:insertion>
            <office:change-info>
              <dc:creator>David P Harris</dc:creator>
              <dc:date>2015-10-17T18:00:00</dc:date>
            </office:change-info>
          </text:insertion>
        </text:changed-region>
        <text:changed-region xml:id="ct140451685349072" text:id="ct140451685349072">
          <text:insertion>
            <office:change-info>
              <dc:creator>Stuart Baker</dc:creator>
              <dc:date>2015-10-18T00:13:00</dc:date>
            </office:change-info>
          </text:insertion>
        </text:changed-region>
        <text:changed-region xml:id="ct140451737177920" text:id="ct140451737177920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451711388384" text:id="ct140451711388384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140451683047104" text:id="ct140451683047104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140451710908080" text:id="ct140451710908080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451664974752" text:id="ct14045166497475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140451708496624" text:id="ct140451708496624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140451667386256" text:id="ct140451667386256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Introduction (Informative)</text:h>
      <text:p text:style-name="Standard">This <text:span text:style-name="T18">s</text:span><text:span text:style-name="T9">tandard</text:span> describes the format and allocation of OpenLCB <text:span text:style-name="T15">E</text:span>vent <text:span text:style-name="T15">I</text:span>dentifiers (<text:span text:style-name="T15">E</text:span>vent IDs). It is not specific to any wire protocol.</text:p>
      <text:h text:style-name="P30" text:outline-level="1">Intended use (Informative)</text:h>
      <text:p text:style-name="P24">This standard defines the fo<text:span text:style-name="T20">r</text:span>mat and allocation of Event Identifiers. <text:s/>Event Identifiers are typically used with the Event Transport protocol <text:span text:style-name="T20">and are globally unique.</text:span></text:p>
      <text:h text:style-name="Heading_20_1" text:outline-level="1">References and Context <text:span text:style-name="T19">(Normative</text:span>)</text:h>
      <text:p text:style-name="Standard">This S<text:span text:style-name="T9">tandard</text:span> is in the context of the following OpenLCB Standards:</text:p>
      <text:list xml:id="list8343835633394016181" text:style-name="L5">
        <text:list-item>
          <text:p text:style-name="P35">The Message Network Standard, which <text:span text:style-name="T13">defines the basic messages and how they interact. Higher-level protocols are based on this message network, but are defined elsewhere.</text:span></text:p>
        </text:list-item>
        <text:list-item>
          <text:p text:style-name="P34">The Event Transport Standard, which defines the protocol for transporting events.</text:p>
        </text:list-item>
        <text:list-item>
          <text:p text:style-name="P34">The Unique Identifiers Standard w<text:span text:style-name="T21">hi</text:span>ch defines the format and allocation of unique 48-bit identifiers.</text:p>
        </text:list-item>
      </text:list>
      <text:h text:style-name="Heading_20_1" text:outline-level="1">Format<text:change-start text:change-id="ct140451683290048"/> <text:span text:style-name="T22">(Normative)</text:span><text:change-end text:change-id="ct140451683290048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2">The order of bytes in an OpenLCB <text:span text:style-name="T16">E</text:span>vent I<text:span text:style-name="T16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4">Within the tables below, byte 1 is considered the most-significant byte, while byte 8 is considered the least significant byte.</text:span></text:p>
      <text:h text:style-name="P31" text:outline-level="1"/>
      <text:h text:style-name="P33" text:outline-level="1">Allocation<text:change-start text:change-id="ct140451741003856"/> <text:span text:style-name="T22">(Normative)</text:span><text:change-end text:change-id="ct140451741003856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29" text:outline-level="2">Well-Known Automatically-Routed</text:h>
      <text:p text:style-name="P2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<text:change-start text:change-id="ct140451709674336"/>*<text:change-end text:change-id="ct140451709674336"/></text:p>
            </table:table-cell>
            <table:table-cell table:style-name="Table2.H12" office:value-type="string">
              <text:p text:style-name="P12"><text:change-start text:change-id="ct140451741798896"/>*<text:change-end text:change-id="ct140451741798896"/></text:p>
            </table:table-cell>
            <table:table-cell table:style-name="Table2.H12" office:value-type="string">
              <text:p text:style-name="P12"><text:change-start text:change-id="ct140451752000832"/>*<text:change-end text:change-id="ct140451752000832"/></text:p>
            </table:table-cell>
            <table:table-cell table:style-name="Table2.H12" office:value-type="string">
              <text:p text:style-name="P12"><text:change-start text:change-id="ct140451684248448"/>*<text:change-end text:change-id="ct140451684248448"/></text:p>
            </table:table-cell>
            <table:table-cell table:style-name="Table2.H12" office:value-type="string">
              <text:p text:style-name="P12"><text:change-start text:change-id="ct140451749311504"/>*<text:change-end text:change-id="ct140451749311504"/></text:p>
            </table:table-cell>
            <table:table-cell table:style-name="Table2.H12" office:value-type="string">
              <text:p text:style-name="P12"><text:change-start text:change-id="ct140451664174000"/>*<text:change-end text:change-id="ct140451664174000"/></text:p>
            </table:table-cell>
            <table:table-cell table:style-name="Table2.I12" office:value-type="string">
              <text:p text:style-name="P20"><text:change-start text:change-id="ct140451749954416"/>Well-Known Automatically-Routed Event Identifiers<text:change-end text:change-id="ct140451749954416"/>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28" text:outline-level="2"/>
      <text:h text:style-name="P29" text:outline-level="2">Well-Known</text:h>
      <text:p text:style-name="Standard">The following <text:span text:style-name="T17">E</text:span>vent <text:span text:style-name="T17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3">
            <table:table-cell table:style-name="Table4.A14" table:number-rows-spanned="12" office:value-type="string">
              <text:p text:style-name="P19">01</text:p>
              <text:p text:style-name="P25"/>
              <text:p text:style-name="P12"/>
            </table:table-cell>
            <table:table-cell table:style-name="Table4.B14" table:number-rows-spanned="12" office:value-type="string">
              <text:p text:style-name="P19">01</text:p>
              <text:p text:style-name="P25"/>
              <text:p text:style-name="P12"/>
            </table:table-cell>
            <table:table-cell table:style-name="Table4.C12" office:value-type="string">
              <text:p text:style-name="P12"><text:change-start text:change-id="ct140451747055184"/>*<text:change-end text:change-id="ct140451747055184"/></text:p>
            </table:table-cell>
            <table:table-cell table:style-name="Table4.D12" office:value-type="string">
              <text:p text:style-name="P12"><text:change-start text:change-id="ct140451665814864"/>*<text:change-end text:change-id="ct140451665814864"/></text:p>
            </table:table-cell>
            <table:table-cell table:style-name="Table4.E12" office:value-type="string">
              <text:p text:style-name="P12"><text:change-start text:change-id="ct140451666101248"/>*<text:change-end text:change-id="ct140451666101248"/></text:p>
            </table:table-cell>
            <table:table-cell table:style-name="Table4.F12" office:value-type="string">
              <text:p text:style-name="P12"><text:change-start text:change-id="ct140451668280672"/>*<text:change-end text:change-id="ct140451668280672"/></text:p>
            </table:table-cell>
            <table:table-cell table:style-name="Table4.D13" office:value-type="string">
              <text:p text:style-name="P12"><text:change-start text:change-id="ct140451739464560"/>*<text:change-end text:change-id="ct140451739464560"/></text:p>
            </table:table-cell>
            <table:table-cell table:style-name="Table4.D13" office:value-type="string">
              <text:p text:style-name="P12"><text:change-start text:change-id="ct140451668148992"/>*<text:change-end text:change-id="ct140451668148992"/></text:p>
            </table:table-cell>
            <table:table-cell table:style-name="Table4.I12" office:value-type="string">
              <text:p text:style-name="P18"><text:change-start text:change-id="ct140451730634224"/>Well-Known Event Identifiers<text:change-end text:change-id="ct140451730634224"/>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2">00</text:p>
          </table:table-cell>
          <table:table-cell table:style-name="Table4.D12" table:number-rows-spanned="9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3" office:value-type="string">
            <text:p text:style-name="P12">02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change-start text:change-id="ct140451636546832"/><text:span text:style-name="T1">D</text:span><text:change-end text:change-id="ct140451636546832"/><text:change text:change-id="ct140451740637040"/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*</text:p>
          </table:table-cell>
          <table:table-cell table:style-name="Table4.I12" office:value-type="string">
            <text:p text:style-name="Table_20_Contents">Reserved for <text:change-start text:change-id="ct140451736070752"/><text:span text:style-name="T2">Traction</text:span><text:change-end text:change-id="ct140451736070752"/><text:change text:change-id="ct140451668259248"/><text:change text:change-id="ct140451739929360"/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<text:change-start text:change-id="ct140451738952768"/>06<text:change-end text:change-id="ct140451738952768"/></text:p>
          </table:table-cell>
          <table:table-cell table:style-name="Table4.H12" office:value-type="string">
            <text:p text:style-name="P12"><text:change-start text:change-id="ct140451736591984"/>*<text:change-end text:change-id="ct140451736591984"/></text:p>
          </table:table-cell>
          <table:table-cell table:style-name="Table4.I12" office:value-type="string">
            <text:p text:style-name="P17"><text:change-start text:change-id="ct140451730564032"/>Reserved for Firmware Upgrade Protocol<text:change-end text:change-id="ct140451730564032"/>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<text:change-start text:change-id="ct140451731036176"/>06<text:change-end text:change-id="ct140451731036176"/></text:p>
          </table:table-cell>
          <table:table-cell table:style-name="Table4.H12" office:value-type="string">
            <text:p text:style-name="P14"><text:change-start text:change-id="ct140451773220576"/>01<text:change-end text:change-id="ct140451773220576"/></text:p>
          </table:table-cell>
          <table:table-cell table:style-name="Table4.I12" office:value-type="string">
            <text:p text:style-name="P15"><text:change-start text:change-id="ct140451772459344"/>Firmware Corrupted<text:change-end text:change-id="ct140451772459344"/>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<text:change-start text:change-id="ct140451773217456"/>06<text:change-end text:change-id="ct140451773217456"/></text:p>
          </table:table-cell>
          <table:table-cell table:style-name="Table4.H12" office:value-type="string">
            <text:p text:style-name="P14"><text:change-start text:change-id="ct140451731950144"/>02<text:change-end text:change-id="ct140451731950144"/></text:p>
          </table:table-cell>
          <table:table-cell table:style-name="Table4.I12" office:value-type="string">
            <text:p text:style-name="P15"><text:change-start text:change-id="ct140451731929104"/>Firmware Upgrade Request by Hardware Switch<text:change-end text:change-id="ct140451731929104"/>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5"><text:change-start text:change-id="ct140451731955248"/>01<text:change-end text:change-id="ct140451731955248"/></text:p>
          </table:table-cell>
          <table:table-cell table:style-name="Table4.D13" office:value-type="string">
            <text:p text:style-name="P25"><text:change-start text:change-id="ct140451731967216"/>00<text:change-end text:change-id="ct140451731967216"/></text:p>
          </table:table-cell>
          <table:table-cell table:style-name="Table4.E13" table:number-columns-spanned="2" office:value-type="string">
            <text:p text:style-name="P26"><text:change-start text:change-id="ct140451731752000"/>CBUS<text:line-break/>Node ID<text:change-end text:change-id="ct140451731752000"/></text:p>
          </table:table-cell>
          <table:covered-table-cell/>
          <table:table-cell table:style-name="Table4.G13" table:number-columns-spanned="2" office:value-type="string">
            <text:p text:style-name="P27"><text:change-start text:change-id="ct140451602925296"/>CBUS<text:line-break/>Event ID<text:change-end text:change-id="ct140451602925296"/></text:p>
          </table:table-cell>
          <table:covered-table-cell/>
          <table:table-cell table:style-name="Table4.I13" office:value-type="string">
            <text:p text:style-name="Standard"><text:change-start text:change-id="ct140451732502624"/>Sub<text:change-end text:change-id="ct140451732502624"/><text:change-start text:change-id="ct140451755468032"/><office:annotation><dc:creator>David P Harris</dc:creator><dc:date>2015-10-17T18:00:15</dc:date><text:list text:style-name=""><text:list-item><text:p text:style-name="P42"><text:span text:style-name="T24">I think this solution for CBus is too restrictive. <text:s text:c="3"/></text:span></text:p></text:list-item></text:list></office:annotation><text:change-end text:change-id="ct140451755468032"/><text:change-start text:change-id="ct140451685349072"/><office:annotation><dc:creator>Stuart Baker</dc:creator><dc:date>2015-10-18T00:13:30</dc:date><text:list text:continue-numbering="true" text:style-name=""><text:list-item><text:p text:style-name="P42"><text:span text:style-name="T25">Reply to David P Harris (10/17/2015, 18:00): "..."</text:span></text:p></text:list-item><text:list-item><text:p><text:span text:style-name="T26">Honestly, I'm not sure. <text:s/>I remember reading up on the specifics of CBUS when I first made this allocation in February, but it is foggy in my memory now.</text:span></text:p></text:list-item></text:list></office:annotation><text:change-end text:change-id="ct140451685349072"/><text:change-start text:change-id="ct140451737177920"/>set of the assigned Node ID space for CBUS mapped nodes. Node ID is 00.00 for short events. This range is an ON request.<text:change-end text:change-id="ct140451737177920"/>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5"><text:change-start text:change-id="ct140451711388384"/>01<text:change-end text:change-id="ct140451711388384"/></text:p>
          </table:table-cell>
          <table:table-cell table:style-name="Table4.D14" office:value-type="string">
            <text:p text:style-name="P25"><text:change-start text:change-id="ct140451683047104"/>01<text:change-end text:change-id="ct140451683047104"/></text:p>
          </table:table-cell>
          <table:table-cell table:style-name="Table4.E14" table:number-columns-spanned="2" office:value-type="string">
            <text:p text:style-name="P25"><text:change-start text:change-id="ct140451710908080"/>CBUS<text:line-break/>Node ID<text:change-end text:change-id="ct140451710908080"/></text:p>
          </table:table-cell>
          <table:covered-table-cell/>
          <table:table-cell table:style-name="Table4.G14" table:number-columns-spanned="2" office:value-type="string">
            <text:p text:style-name="P13"><text:change-start text:change-id="ct140451664974752"/>C<text:change-end text:change-id="ct140451664974752"/><text:change-start text:change-id="ct140451708496624"/>BUS<text:line-break/>Event ID<text:change-end text:change-id="ct140451708496624"/></text:p>
          </table:table-cell>
          <table:covered-table-cell/>
          <table:table-cell table:style-name="Table4.I14" office:value-type="string">
            <text:p text:style-name="Standard"><text:change-start text:change-id="ct140451667386256"/>Subset of the assigned Node ID space for CBUS mapped nodes. Node ID is 00.00 for short events. This range is an <text:span text:style-name="T23">OFF</text:span> request.<text:change-end text:change-id="ct140451667386256"/></text:p>
          </table:table-cell>
        </table:table-row>
      </table:table>
      <text:p text:style-name="P3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9"><text:s/>1 Introduction (Informative)<text:tab/>1</text:p>
          <text:p text:style-name="P39"><text:s/>2 Intended use (Informative)<text:tab/>1</text:p>
          <text:p text:style-name="P39"><text:s/>3 References and Context (Normative)<text:tab/>1</text:p>
          <text:p text:style-name="P39"><text:s/>4 Format (Normative)<text:tab/>1</text:p>
          <text:p text:style-name="P39"><text:s/>5 Allocation (Normative)<text:tab/>2</text:p>
          <text:p text:style-name="P41"><text:s/>5.1 Node ID Based<text:tab/>2</text:p>
          <text:p text:style-name="P41"><text:s/>5.2 Well-Known Automatically-Routed<text:tab/>3</text:p>
          <text:p text:style-name="P41"><text:s/>5.3 Well-Known<text:tab/>4</text:p>
        </text:index-body>
      </text:table-of-conten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tracked-changes>
          <text:changed-region xml:id="ct140451773306608" text:id="ct140451773306608">
            <text:deletion>
              <office:change-info>
                <dc:creator>Stuart Baker</dc:creator>
                <dc:date>2016-02-04T14:01:00</dc:date>
              </office:change-info>
              <text:p text:style-name="MP2"><text:span text:style-name="Page_20_Number"><text:span text:style-name="MT2">2015</text:span></text:span></text:p>
            </text:deletion>
          </text:changed-region>
          <text:changed-region xml:id="ct140451772457024" text:id="ct140451772457024">
            <text:insertion>
              <office:change-info>
                <dc:creator>Stuart Baker</dc:creator>
                <dc:date>2016-02-04T14:01:00</dc:date>
              </office:change-info>
            </text:insertion>
          </text:changed-region>
          <text:changed-region xml:id="ct140451772590768" text:id="ct140451772590768">
            <text:deletion>
              <office:change-info>
                <dc:creator>Stuart Baker</dc:creator>
                <dc:date>2016-02-04T14:01:00</dc:date>
              </office:change-info>
              <text:p text:style-name="MP2"><text:span text:style-name="Page_20_Number"><text:span text:style-name="MT3">Feb 15, 2015</text:span></text:span></text:p>
            </text:deletion>
          </text:changed-region>
          <text:changed-region xml:id="ct140451772592400" text:id="ct140451772592400">
            <text:insertion>
              <office:change-info>
                <dc:creator>Stuart Baker</dc:creator>
                <dc:date>2016-02-04T14:01:00</dc:date>
              </office:change-info>
            </text:insertion>
          </text:changed-region>
        </text:tracked-changes>
        <text:p text:style-name="MP2"><text:span text:style-name="Page_20_Number"><text:span text:style-name="MT1">Copyright 20</text:span></text:span><text:span text:style-name="Page_20_Number"><text:span text:style-name="MT2">11-</text:span></text:span><text:change text:change-id="ct140451773306608"/><text:change-start text:change-id="ct140451772457024"/><text:span text:style-name="Page_20_Number"><text:span text:style-name="MT2"><text:user-defined style:data-style-name="N0" text:name="OLCByear">2016</text:user-defined></text:span></text:span><text:change-end text:change-id="ct140451772457024"/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change text:change-id="ct140451772590768"/><text:change-start text:change-id="ct140451772592400"/><text:span text:style-name="Page_20_Number"><text:span text:style-name="MT3"><text:user-defined style:data-style-name="N0" text:name="OLCBdate">Feb 6, 2016</text:user-defined></text:span></text:span><text:change-end text:change-id="ct140451772592400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40451772468560" text:id="ct140451772468560">
            <text:deletion>
              <office:change-info>
                <dc:creator>Stuart Baker</dc:creator>
                <dc:date>2016-02-04T14:00:00</dc:date>
              </office:change-info>
              <text:p text:style-name="MP6">Feb 15, 2015</text:p>
            </text:deletion>
          </text:changed-region>
          <text:changed-region xml:id="ct140451772468768" text:id="ct140451772468768">
            <text:insertion>
              <office:change-info>
                <dc:creator>Stuart Baker</dc:creator>
                <dc:date>2016-02-04T14:00:00</dc:date>
              </office:change-info>
            </text:insertion>
          </text:changed-region>
          <text:changed-region xml:id="ct140451772469984" text:id="ct140451772469984">
            <text:deletion>
              <office:change-info>
                <dc:creator>Stuart Baker</dc:creator>
                <dc:date>2016-02-04T14:00:00</dc:date>
              </office:change-info>
              <text:p text:style-name="MP6">Adopted</text:p>
            </text:deletion>
          </text:changed-region>
          <text:changed-region xml:id="ct140451772469504" text:id="ct140451772469504">
            <text:insertion>
              <office:change-info>
                <dc:creator>Stuart Baker</dc:creator>
                <dc:date>2016-02-04T14:00:00</dc:date>
              </office:change-info>
            </text:insertion>
          </text:changed-region>
        </text:tracked-changes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change text:change-id="ct140451772468560"/><text:change-start text:change-id="ct140451772468768"/><text:user-defined style:data-style-name="N0" text:name="OLCBdate">Feb 6, 2016</text:user-defined><text:change-end text:change-id="ct140451772468768"/></text:p>
            </table:table-cell>
            <table:table-cell table:style-name="Table1.C1" office:value-type="string">
              <text:p text:style-name="MP6"><text:change text:change-id="ct140451772469984"/><text:change-start text:change-id="ct140451772469504"/><text:user-defined style:data-style-name="N0" text:name="OLCBstatus">Draft</text:user-defined><text:change-end text:change-id="ct140451772469504"/></text:p>
            </table:table-cell>
          </table:table-row>
        </table:table>
        <text:p text:style-name="MP7"/>
      </style:header>
      <style:footer>
        <text:tracked-changes>
          <text:changed-region xml:id="ct140451772607696" text:id="ct140451772607696">
            <text:deletion>
              <office:change-info>
                <dc:creator>Stuart Baker</dc:creator>
                <dc:date>2016-02-04T14:00:00</dc:date>
              </office:change-info>
              <text:p text:style-name="MP8"><text:span text:style-name="Page_20_Number"><text:span text:style-name="MT4">215</text:span></text:span></text:p>
            </text:deletion>
          </text:changed-region>
          <text:changed-region xml:id="ct140451773135520" text:id="ct140451773135520">
            <text:insertion>
              <office:change-info>
                <dc:creator>Stuart Baker</dc:creator>
                <dc:date>2016-02-04T14:00:00</dc:date>
              </office:change-info>
            </text:insertion>
          </text:changed-region>
          <text:changed-region xml:id="ct140451773148240" text:id="ct140451773148240">
            <text:deletion>
              <office:change-info>
                <dc:creator>Stuart Baker</dc:creator>
                <dc:date>2016-02-04T14:01:00</dc:date>
              </office:change-info>
              <text:p text:style-name="MP8"><text:span text:style-name="Page_20_Number"><text:span text:style-name="MT7">Feb 15, 2015</text:span></text:span></text:p>
            </text:deletion>
          </text:changed-region>
          <text:changed-region xml:id="ct140451773247264" text:id="ct140451773247264">
            <text:insertion>
              <office:change-info>
                <dc:creator>Stuart Baker</dc:creator>
                <dc:date>2016-02-04T14:01:00</dc:date>
              </office:change-info>
            </text:insertion>
          </text:changed-region>
        </text:tracked-changes>
        <text:p text:style-name="MP8"><text:span text:style-name="Page_20_Number"><text:span text:style-name="MT1">Copyright </text:span></text:span><text:span text:style-name="Page_20_Number"><text:span text:style-name="MT4">2011-</text:span></text:span><text:change text:change-id="ct140451772607696"/><text:change-start text:change-id="ct140451773135520"/><text:span text:style-name="Page_20_Number"><text:span text:style-name="MT4"><text:user-defined style:data-style-name="N0" text:name="OLCByear">2016</text:user-defined></text:span></text:span><text:change-end text:change-id="ct140451773135520"/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change text:change-id="ct140451773148240"/><text:change-start text:change-id="ct140451773247264"/><text:span text:style-name="Page_20_Number"><text:span text:style-name="MT7"><text:user-defined style:data-style-name="N0" text:name="OLCBdate">Feb 6, 2016</text:user-defined></text:span></text:span><text:change-end text:change-id="ct140451773247264"/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6-02-06T13:50:51.202074810">2/6/2016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5</meta:editing-cycles>
    <meta:editing-duration>P1DT9H28M13S</meta:editing-duration>
    <meta:generator>LibreOffice/4.4.0.3$MacOSX_X86_64 LibreOffice_project/de093506bcdc5fafd9023ee680b8c60e3e0645d7</meta:generator>
    <dc:date>2016-02-06T13:50:50.941601000</dc:date>
    <dc:creator>David Harris</dc:creator>
    <meta:document-statistic meta:table-count="4" meta:image-count="1" meta:object-count="0" meta:page-count="6" meta:paragraph-count="168" meta:word-count="661" meta:character-count="3877" meta:non-whitespace-character-count="3367"/>
    <meta:user-defined meta:name="OLCBdate">Feb 6, 2016</meta:user-defined>
    <meta:user-defined meta:name="OLCBstatus">Draft</meta:user-defined>
    <meta:user-defined meta:name="OLCByear">2016</meta:user-defined>
  </office:meta>
</office:document-meta>
</file>